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style:font-name="MathJax_Typewriter" officeooo:rsid="0001aeed" officeooo:paragraph-rsid="0001aeed"/>
    </style:style>
    <style:style style:name="P2" style:family="paragraph" style:parent-style-name="Standard" style:list-style-name="L1">
      <style:paragraph-properties fo:line-height="150%"/>
      <style:text-properties style:font-name="MathJax_Typewriter" officeooo:rsid="00023796" officeooo:paragraph-rsid="00023796"/>
    </style:style>
    <style:style style:name="P3" style:family="paragraph" style:parent-style-name="Standard" style:list-style-name="L1">
      <style:paragraph-properties fo:line-height="150%"/>
      <style:text-properties style:font-name="MathJax_Typewriter" officeooo:rsid="00053c44" officeooo:paragraph-rsid="00053c44"/>
    </style:style>
    <style:style style:name="P4" style:family="paragraph" style:parent-style-name="Standard">
      <style:paragraph-properties fo:line-height="150%"/>
      <style:text-properties style:font-name="MathJax_Typewriter" officeooo:rsid="00053c44" officeooo:paragraph-rsid="00053c44"/>
    </style:style>
    <style:style style:name="P5" style:family="paragraph" style:parent-style-name="Standard" style:list-style-name="L1">
      <style:paragraph-properties fo:line-height="150%"/>
      <style:text-properties style:font-name="MathJax_Typewriter" fo:font-style="italic" officeooo:rsid="00053c44" officeooo:paragraph-rsid="00053c44" style:font-style-asian="italic" style:font-style-complex="italic"/>
    </style:style>
    <style:style style:name="P6" style:family="paragraph" style:parent-style-name="Standard" style:list-style-name="L1">
      <style:paragraph-properties fo:line-height="150%"/>
      <style:text-properties style:font-name="MathJax_Typewriter" officeooo:rsid="0006d92e" officeooo:paragraph-rsid="0006d92e"/>
    </style:style>
    <style:style style:name="P7" style:family="paragraph" style:parent-style-name="Standard" style:list-style-name="L1">
      <style:paragraph-properties fo:line-height="150%"/>
      <style:text-properties style:font-name="MathJax_Typewriter" officeooo:rsid="00086ba5" officeooo:paragraph-rsid="00086ba5"/>
    </style:style>
    <style:style style:name="P8" style:family="paragraph" style:parent-style-name="Standard" style:list-style-name="L1">
      <style:paragraph-properties fo:line-height="150%"/>
      <style:text-properties officeooo:paragraph-rsid="0006d92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6da5" style:font-weight-asian="normal" style:font-weight-complex="normal"/>
    </style:style>
    <style:style style:name="T4" style:family="text">
      <style:text-properties fo:font-weight="normal" officeooo:rsid="00052df9" style:font-weight-asian="normal" style:font-weight-complex="normal"/>
    </style:style>
    <style:style style:name="T5" style:family="text">
      <style:text-properties fo:font-weight="normal" officeooo:rsid="00086ba5" style:font-weight-asian="normal" style:font-weight-complex="normal"/>
    </style:style>
    <style:style style:name="T6" style:family="text">
      <style:text-properties fo:font-weight="normal" officeooo:rsid="0006d92e" style:font-weight-asian="normal" style:font-weight-complex="normal"/>
    </style:style>
    <style:style style:name="T7" style:family="text">
      <style:text-properties style:font-name="MathJax_Typewriter" fo:font-weight="normal" officeooo:rsid="0006d92e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36da5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52df9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52df9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6d92e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4774012" text:style-name="L1">
        <text:list-item>
          <text:p text:style-name="P1">But avt fin année : implémenter un DFS / BFS, peut-être avec qq optis</text:p>
        </text:list-item>
        <text:list-item>
          <text:p text:style-name="P1">Coder cadre : interface console → <text:span text:style-name="T1">V</text:span></text:p>
        </text:list-item>
        <text:list-item>
          <text:p text:style-name="P1"><text:span text:style-name="T2">Conventions de code</text:span></text:p>
          <text:list>
            <text:list-item>
              <text:p text:style-name="P1"><text:span text:style-name="T2">Camel Case</text:span></text:p>
            </text:list-item>
            <text:list-item>
              <text:p text:style-name="P1"><text:span text:style-name="T2">Nom de projet : TI-Pe</text:span></text:p>
            </text:list-item>
            <text:list-item>
              <text:p text:style-name="P1"><text:span text:style-name="T2">Package : fr.valax.tipe.&lt;filename&gt;</text:span></text:p>
            </text:list-item>
            <text:list-item>
              <text:p text:style-name="P1"><text:span text:style-name="T2">Accolades : style Java</text:span></text:p>
            </text:list-item>
            <text:list-item>
              <text:p text:style-name="P1"><text:span text:style-name="T2">Langue : anglais (variables + interface)</text:span></text:p>
            </text:list-item>
            <text:list-item>
              <text:p text:style-name="P1"><text:span text:style-name="T2">_</text:span></text:p>
            </text:list-item>
          </text:list>
        </text:list-item>
        <text:list-item>
          <text:p text:style-name="P2"><text:span text:style-name="T2">Modélisation :</text:span></text:p>
          <text:list>
            <text:list-item>
              <text:p text:style-name="P2"><text:span text:style-name="T2">La map </text:span><text:span text:style-name="T3">(</text:span><text:span text:style-name="T9">class Map</text:span><text:span text:style-name="T3">)</text:span><text:span text:style-name="T2"> :</text:span></text:p>
              <text:list>
                <text:list-item>
                  <text:p text:style-name="P2"><text:span text:style-name="T2">Tableau 1D d’entiers (ainsi 1 seule coordonnée pour une case) </text:span><text:span text:style-name="T3">CONSTANT</text:span></text:p>
                </text:list-item>
                <text:list-item>
                  <text:p text:style-name="P2"><text:span text:style-name="T2">3 types de valeurs : WALL, FLOOR, TARGET </text:span><text:span text:style-name="T4">(par une </text:span><text:span text:style-name="T10">enum</text:span><text:span text:style-name="T12">)</text:span></text:p>
                </text:list-item>
              </text:list>
            </text:list-item>
            <text:list-item>
              <text:p text:style-name="P2"><text:span text:style-name="T2">Un état </text:span><text:span text:style-name="T3">(</text:span><text:span text:style-name="T9">class State</text:span><text:span text:style-name="T3">)</text:span><text:span text:style-name="T2">(disposition à un instant t du joueur et des caisses)</text:span></text:p>
              <text:list>
                <text:list-item>
                  <text:p text:style-name="P2"><text:span text:style-name="T2">1 entier pour la pos du joueur (indice dans le tableau de la map)</text:span></text:p>
                </text:list-item>
                <text:list-item>
                  <text:p text:style-name="P2"><text:span text:style-name="T2">Tableau 1D d’entiers pour les caisses (indices dans le tableau la map)</text:span></text:p>
                </text:list-item>
              </text:list>
            </text:list-item>
            <text:list-item>
              <text:p text:style-name="P3"><text:span text:style-name="T2">Solver (</text:span><text:span text:style-name="T8">interface</text:span><text:span text:style-name="T11">)</text:span></text:p>
              <text:list>
                <text:list-item>
                  <text:p text:style-name="P3"><text:span text:style-name="T14">AbstractSolver</text:span><text:span text:style-name="T11"> (</text:span><text:span text:style-name="T8">class</text:span><text:span text:style-name="T11">)</text:span></text:p>
                  <text:list>
                    <text:list-item>
                      <text:p text:style-name="P3"><text:span text:style-name="T13">BasicBrutalSolver</text:span><text:span text:style-name="T11"> (</text:span><text:span text:style-name="T8">class</text:span><text:span text:style-name="T11">)</text:span></text:p>
                      <text:list>
                        <text:list-item>
                          <text:p text:style-name="P7"><text:span text:style-name="T11">2 classes internes BFS et DFS solver, réimplémentent getNext()</text:span></text:p>
                        </text:list-item>
                        <text:list-item>
                          <text:p text:style-name="P7"><text:span text:style-name="T11">méthodes qui renvoient ces objets</text:span></text:p>
                        </text:list-item>
                        <text:list-item>
                          <text:p text:style-name="P7"><text:span text:style-name="T11">utiliser la collection ArrayDeque pour les 2</text:span></text:p>
                        </text:list-item>
                      </text:list>
                    </text:list-item>
                    <text:list-item>
                      <text:p text:style-name="P3"><text:span text:style-name="T11">FESSSolver (</text:span><text:span text:style-name="T8">class</text:span><text:span text:style-name="T11">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3">(?) </text:span><text:span text:style-name="T2">Bruteforce </text:span><text:span text:style-name="T4">par</text:span><text:span text:style-name="T2"> calcul partagé avec PC lycée </text:span><text:span text:style-name="T4">(?)</text:span></text:p>
        </text:list-item>
        <text:list-item>
          <text:p text:style-name="P3"><text:span text:style-name="T4">M</text:span><text:span text:style-name="T2">ain</text:span></text:p>
          <text:list>
            <text:list-item>
              <text:p text:style-name="P3"><text:span text:style-name="T2">while (wait for input)</text:span></text:p>
              <text:list>
                <text:list-item>
                  <text:p text:style-name="P3"><text:span text:style-name="T2">give input to Commandline</text:span></text:p>
                  <text:list>
                    <text:list-item>
                      <text:p text:style-name="P3"><text:span text:style-name="T2">executes appropriate command (by creating an object)</text:span></text:p>
                      <text:list>
                        <text:list-item>
                          <text:p text:style-name="P3"><text:span text:style-name="T2">creates thread if necessary</text:span></text:p>
                        </text:list-item>
                        <text:list-item>
                          <text:p text:style-name="P5"><text:span text:style-name="T2">example : solve will create a solver object</text:span></text:p>
                        </text:list-item>
                        <text:list-item>
                          <text:p text:style-name="P3"><text:span text:style-name="T2">returns value according to what it want to do after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"/></text:p>
      <text:list xml:id="list170440583937735" text:continue-numbering="true" text:style-name="L1">
        <text:list-item>
          <text:p text:style-name="P8"><text:span text:style-name="T7">V : CLI</text:span></text:p>
        </text:list-item>
        <text:list-item>
          <text:p text:style-name="P7"><text:span text:style-name="T6">V : Voir pour calcul distribué</text:span></text:p>
        </text:list-item>
        <text:list-item>
          <text:p text:style-name="P8"><text:span text:style-name="T7">A : Map + State</text:span></text:p>
        </text:list-item>
        <text:list-item>
          <text:p text:style-name="P6"><text:span text:style-name="T2">A : Brute forc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Monospace" svg:font-family="Monospace" style:font-pitch="fixed"/>
    <style:font-face style:name="MathJax_Typewriter" svg:font-family="MathJax_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6:53.140431762</meta:creation-date>
    <dc:date>2022-05-18T17:04:38.865321390</dc:date>
    <meta:editing-duration>PT33M24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35" meta:word-count="242" meta:character-count="1219" meta:non-whitespace-character-count="1046"/>
  </office:meta>
</office:document-meta>
</file>